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9pt" officeooo:rsid="000b9276" officeooo:paragraph-rsid="000b9276" style:font-size-asian="9pt" style:font-size-complex="9pt"/>
    </style:style>
    <style:style style:name="P2" style:family="paragraph" style:parent-style-name="Standard">
      <style:paragraph-properties fo:text-align="center" style:justify-single-word="false"/>
      <style:text-properties officeooo:rsid="0008cb0d" officeooo:paragraph-rsid="0008cb0d"/>
    </style:style>
    <style:style style:name="P3" style:family="paragraph" style:parent-style-name="Standard">
      <style:paragraph-properties fo:text-align="start" style:justify-single-word="false"/>
      <style:text-properties officeooo:rsid="0008cb0d" officeooo:paragraph-rsid="0008cb0d"/>
    </style:style>
    <style:style style:name="P4" style:family="paragraph" style:parent-style-name="Standard">
      <style:paragraph-properties fo:text-align="center" style:justify-single-word="false"/>
      <style:text-properties fo:font-size="15pt" officeooo:rsid="000b9276" officeooo:paragraph-rsid="0008cb0d" style:font-size-asian="15pt" style:font-size-complex="15pt"/>
    </style:style>
    <style:style style:name="P5" style:family="paragraph" style:parent-style-name="Standard">
      <style:paragraph-properties fo:text-align="start" style:justify-single-word="false"/>
      <style:text-properties officeooo:rsid="000c6080" officeooo:paragraph-rsid="000c6080"/>
    </style:style>
    <style:style style:name="T1"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nático</text:p>
      <text:p text:style-name="P2"/>
      <text:p text:style-name="P3">Conceito: Lunático é um jogo onde o principal foco é a conexão real com as fases da lua, elas alterarão os elementos do jogo de diversas formas, como por exemplo os inimigos, itens e até mesmo alguns elementos do cenário. Porem as principais alterações estarão na personagem principal, ela terá uma “forma diferente” para cada fase da lua e em cada uma dessas formas ocorrerá uma mudança na personalidade, habilidades e certos traços da aparência.</text:p>
      <text:p text:style-name="P3"><text:tab/>O jogo será do gênero plataforma de aventura, tendo seu foco na exploração, tal exploração será constantemente limitada por obstáculos que só serão superados ao adquirir novas habilidades. Além da exploração obrigatória para a continuidade do jogo, haverá uma parte opcional onde o jogador poderá conseguir recursos extras para facilitar sua aventura, além de poder conseguir objetos colecionáveis.</text:p>
      <text:p text:style-name="P3"><text:tab/>As habilidades do jogo serão dividas entre neutras e lunares. Habilidades neutras são aquelas que podem ser utilizadas indiferente da fase da lua, enquanto as habilidades lunares estão vinculadas a uma (e apenas uma) fase da lua.</text:p>
      <text:p text:style-name="P3"><text:tab/>Todo conteúdo obrigatório do jogo utilizara apenas as habilidades neutras, permitindo assim que o jogador termine a aventura sem depender das fases da lua. Porém boa parte do conteúdo opcionais ira depender das habilidades lunares para ser adquiridos (por mais que também haverão conteúdos opcionais que serão adquiridos com habilidades neutras). Dentro do mencionado conteúdo opcional, estão incluídas áreas que dependem completamente das habilidades lunares para ser explorada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officeooo:rsid="000b9276" officeooo:paragraph-rsid="000b9276" style:font-size-asian="9pt" style:font-size-complex="9pt"/>
    </style:style>
    <style:style style:name="MP2" style:family="paragraph" style:parent-style-name="Standard">
      <style:paragraph-properties fo:text-align="start" style:justify-single-word="false"/>
      <style:text-properties officeooo:rsid="000c6080" officeooo:paragraph-rsid="000c6080"/>
    </style:style>
    <style:style style:name="MT1" style:family="text">
      <style:text-properties fo:font-size="9pt" style:font-size-asian="9pt" style:font-size-complex="9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Lunático – 30/30/2014 – Dive Sistemas </text:p>
      </style:header>
      <style:footer>
        <text:p text:style-name="MP2"><text:span text:style-name="MT1">Este trabalho está licenciado sob uma Licença Creative Commons Atribuição-CompartilhaIgual 4.0 Internacional. Para ver uma cópia desta licença, visite </text:span><text:a xlink:type="simple" xlink:href="http://creativecommons.org/licenses/by-sa/4.0/"><text:span text:style-name="MT1">http://creativecommons.org/licenses/by-sa/4.0/</text:span></text:a><text:span text:style-name="MT1">.</text:span></text:p>
        <text:p text:style-name="MP2"><text:span text:style-name="MT1"/></text:p>
        <text:p text:style-name="MP2"><draw:frame draw:style-name="Mfr1" draw:name="figuras1" text:anchor-type="paragraph" svg:width="3.41cm" svg:height="1.192cm" draw:z-index="0"><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20:03:35.201000000</meta:creation-date>
    <dc:date>2014-03-30T20:32:32.489000000</dc:date>
    <meta:editing-duration>PT13M45S</meta:editing-duration>
    <meta:editing-cycles>3</meta:editing-cycles>
    <meta:generator>LibreOffice/4.1.4.2$Windows_x86 LibreOffice_project/0a0440ccc0227ad9829de5f46be37cfb6edcf72</meta:generator>
    <meta:document-statistic meta:table-count="0" meta:image-count="1" meta:object-count="0" meta:page-count="1" meta:paragraph-count="7" meta:word-count="263" meta:character-count="1801" meta:non-whitespace-character-count="1539"/>
  </office:meta>
</office:document-meta>
</file>